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rsid="0016cc75" officeooo:paragraph-rsid="0016cc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5DV171 - Operating Systems </text:p>
      <text:p text:style-name="P1"/>
      <text:p text:style-name="P1">dv14jln@cs.umu.se</text:p>
      <text:p text:style-name="P1">- Jon Leijon</text:p>
      <text:p text:style-name="P1"/>
      <text:p text:style-name="P1">Assignment 2: </text:p>
      <text:p text:style-name="P1">Linux Scheduler Tester</text:p>
      <text:p text:style-name="P1"/>
      <text:p text:style-name="P1"/>
      <text:p text:style-name="P1"/>
      <text:p text:style-name="P1">Proffessor<text:tab/> <text:s/><text:tab/>Ahmed Aleyadin</text:p>
      <text:p text:style-name="P1"><text:tab/><text:tab/><text:tab/><text:tab/>Jan-Erik Manguss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3:33:26.476534302</meta:creation-date>
    <dc:date>2016-12-05T13:36:05.319532615</dc:date>
    <meta:editing-duration>PT2M39S</meta:editing-duration>
    <meta:editing-cycles>1</meta:editing-cycles>
    <meta:document-statistic meta:table-count="0" meta:image-count="0" meta:object-count="0" meta:page-count="1" meta:paragraph-count="7" meta:word-count="18" meta:character-count="142" meta:non-whitespace-character-count="122"/>
    <meta:generator>LibreOffice/5.2.3.1$Linux_X86_64 LibreOffice_project/20m0$Build-1</meta:generator>
  </office:meta>
</office:document-meta>
</file>